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b9c8"/>
    </style:style>
    <style:style style:name="P2" style:family="paragraph" style:parent-style-name="Standard">
      <style:text-properties officeooo:paragraph-rsid="000440e7"/>
    </style:style>
    <style:style style:name="P3" style:family="paragraph" style:parent-style-name="Standard">
      <style:text-properties officeooo:paragraph-rsid="0007d63e"/>
    </style:style>
    <style:style style:name="P4" style:family="paragraph" style:parent-style-name="Standard">
      <style:text-properties officeooo:paragraph-rsid="000a6cff"/>
    </style:style>
    <style:style style:name="P5" style:family="paragraph" style:parent-style-name="Standard">
      <style:text-properties officeooo:paragraph-rsid="000bc211"/>
    </style:style>
    <style:style style:name="P6" style:family="paragraph" style:parent-style-name="Standard">
      <style:text-properties officeooo:paragraph-rsid="000e0f4f"/>
    </style:style>
    <style:style style:name="P7" style:family="paragraph" style:parent-style-name="Standard">
      <style:text-properties officeooo:paragraph-rsid="000f3257"/>
    </style:style>
    <style:style style:name="P8" style:family="paragraph" style:parent-style-name="Standard">
      <style:text-properties officeooo:paragraph-rsid="001087eb"/>
    </style:style>
    <style:style style:name="P9" style:family="paragraph" style:parent-style-name="Standard">
      <style:text-properties officeooo:paragraph-rsid="00164059"/>
    </style:style>
    <style:style style:name="P10" style:family="paragraph" style:parent-style-name="Standard">
      <style:text-properties officeooo:paragraph-rsid="0019b2f5"/>
    </style:style>
    <style:style style:name="P11" style:family="paragraph" style:parent-style-name="Standard">
      <style:text-properties officeooo:paragraph-rsid="001aa573"/>
    </style:style>
    <style:style style:name="P12" style:family="paragraph" style:parent-style-name="Standard">
      <style:text-properties officeooo:paragraph-rsid="001ba6e7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440e7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47db5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e1c4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0716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b425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9b2f5"/>
    </style:style>
    <style:style style:name="P20" style:family="paragraph" style:parent-style-name="Standard" style:master-page-name="Standard">
      <style:paragraph-properties style:page-number="auto"/>
      <style:text-properties officeooo:paragraph-rsid="0003b9c8"/>
    </style:style>
    <style:style style:name="T1" style:family="text">
      <style:text-properties officeooo:rsid="0003b9c8"/>
    </style:style>
    <style:style style:name="T2" style:family="text">
      <style:text-properties officeooo:rsid="000440e7"/>
    </style:style>
    <style:style style:name="T3" style:family="text">
      <style:text-properties fo:color="#008080" style:font-name="Consolas1" fo:font-size="10pt" style:font-size-asian="10pt"/>
    </style:style>
    <style:style style:name="T4" style:family="text">
      <style:text-properties fo:color="#008080" style:font-name="Consolas1" fo:font-size="10pt" officeooo:rsid="000440e7" style:font-size-asian="10pt"/>
    </style:style>
    <style:style style:name="T5" style:family="text">
      <style:text-properties fo:color="#008080" style:font-name="Consolas1" fo:font-size="10pt" officeooo:rsid="00047db5" style:font-size-asian="10pt"/>
    </style:style>
    <style:style style:name="T6" style:family="text">
      <style:text-properties fo:color="#008080" style:font-name="Consolas1" fo:font-size="10pt" officeooo:rsid="000a6cff" style:font-size-asian="10pt"/>
    </style:style>
    <style:style style:name="T7" style:family="text">
      <style:text-properties fo:color="#008080" style:font-name="Consolas1" fo:font-size="10pt" officeooo:rsid="000f3257" style:font-size-asian="10pt"/>
    </style:style>
    <style:style style:name="T8" style:family="text">
      <style:text-properties fo:color="#008080" style:font-name="Consolas1" fo:font-size="10pt" officeooo:rsid="001087eb" style:font-size-asian="10pt"/>
    </style:style>
    <style:style style:name="T9" style:family="text">
      <style:text-properties fo:color="#008080" style:font-name="Consolas1" fo:font-size="10pt" officeooo:rsid="0019b2f5" style:font-size-asian="10pt"/>
    </style:style>
    <style:style style:name="T10" style:family="text">
      <style:text-properties fo:color="#3f7f7f" style:font-name="Consolas1" fo:font-size="10pt" style:font-size-asian="10pt"/>
    </style:style>
    <style:style style:name="T11" style:family="text">
      <style:text-properties fo:color="#000000" style:font-name="Consolas1" fo:font-size="10pt" style:font-size-asian="10pt"/>
    </style:style>
    <style:style style:name="T12" style:family="text">
      <style:text-properties fo:color="#000000" style:font-name="Consolas1" fo:font-size="10pt" officeooo:rsid="0006e1c4" style:font-size-asian="10pt"/>
    </style:style>
    <style:style style:name="T13" style:family="text">
      <style:text-properties fo:color="#000000" style:font-name="Consolas1" fo:font-size="10pt" fo:background-color="#e8f2fe" style:font-size-asian="10pt"/>
    </style:style>
    <style:style style:name="T14" style:family="text">
      <style:text-properties fo:color="#000000" style:font-name="Consolas1" fo:font-size="10pt" officeooo:rsid="00047db5" fo:background-color="#e8f2fe" style:font-size-asian="10pt"/>
    </style:style>
    <style:style style:name="T15" style:family="text">
      <style:text-properties fo:color="#000000" style:font-name="Consolas1" fo:font-size="10pt" officeooo:rsid="001ca4a7" fo:background-color="#e8f2fe" style:font-size-asian="10pt"/>
    </style:style>
    <style:style style:name="T16" style:family="text">
      <style:text-properties fo:color="#000000" style:font-name="Consolas1" fo:font-size="10pt" fo:font-style="italic" fo:background-color="#e8f2fe" style:font-size-asian="10pt" style:font-style-asian="italic"/>
    </style:style>
    <style:style style:name="T17" style:family="text">
      <style:text-properties fo:color="#646464" style:font-name="Consolas1" fo:font-size="10pt" style:font-size-asian="10pt"/>
    </style:style>
    <style:style style:name="T18" style:family="text">
      <style:text-properties fo:color="#646464" style:font-name="Consolas1" fo:font-size="10pt" officeooo:rsid="00047db5" style:font-size-asian="10pt"/>
    </style:style>
    <style:style style:name="T19" style:family="text">
      <style:text-properties fo:color="#646464" style:font-name="Consolas1" fo:font-size="10pt" officeooo:rsid="000bc211" fo:background-color="#e8f2fe" style:font-size-asian="10pt"/>
    </style:style>
    <style:style style:name="T20" style:family="text">
      <style:text-properties fo:color="#646464" style:font-name="Consolas1" fo:font-size="10pt" officeooo:rsid="00047db5" fo:background-color="#e8f2fe" style:font-size-asian="10pt"/>
    </style:style>
    <style:style style:name="T21" style:family="text">
      <style:text-properties fo:color="#2a00ff" style:font-name="Consolas1" fo:font-size="10pt" style:font-size-asian="10pt"/>
    </style:style>
    <style:style style:name="T22" style:family="text">
      <style:text-properties fo:color="#2a00ff" style:font-name="Consolas1" fo:font-size="10pt" fo:background-color="#e8f2fe" style:font-size-asian="10pt"/>
    </style:style>
    <style:style style:name="T23" style:family="text">
      <style:text-properties fo:color="#2a00ff" style:font-name="Consolas1" fo:font-size="10pt" officeooo:rsid="00047db5" fo:background-color="#e8f2fe" style:font-size-asian="10pt"/>
    </style:style>
    <style:style style:name="T24" style:family="text">
      <style:text-properties fo:color="#2a00ff" style:font-name="Consolas1" fo:font-size="10pt" officeooo:rsid="0011b425" fo:background-color="#e8f2fe" style:font-size-asian="10pt"/>
    </style:style>
    <style:style style:name="T25" style:family="text">
      <style:text-properties fo:color="#2a00ff" style:font-name="Consolas1" fo:font-size="10pt" officeooo:rsid="0012604a" fo:background-color="#e8f2fe" style:font-size-asian="10pt"/>
    </style:style>
    <style:style style:name="T26" style:family="text">
      <style:text-properties fo:color="#7f0055" style:font-name="Consolas1" fo:font-size="10pt" fo:font-weight="bold" style:font-size-asian="10pt" style:font-weight-asian="bold"/>
    </style:style>
    <style:style style:name="T27" style:family="text">
      <style:text-properties fo:color="#6a3e3e" style:font-name="Consolas1" fo:font-size="10pt" style:font-size-asian="10pt"/>
    </style:style>
    <style:style style:name="T28" style:family="text">
      <style:text-properties fo:color="#6a3e3e" style:font-name="Consolas1" fo:font-size="10pt" fo:background-color="#e8f2fe" style:font-size-asian="10pt"/>
    </style:style>
    <style:style style:name="T29" style:family="text">
      <style:text-properties officeooo:rsid="0006e1c4"/>
    </style:style>
    <style:style style:name="T30" style:family="text">
      <style:text-properties officeooo:rsid="0007d63e"/>
    </style:style>
    <style:style style:name="T31" style:family="text">
      <style:text-properties officeooo:rsid="000a46b0"/>
    </style:style>
    <style:style style:name="T32" style:family="text">
      <style:text-properties officeooo:rsid="000a6cff"/>
    </style:style>
    <style:style style:name="T33" style:family="text">
      <style:text-properties officeooo:rsid="000bc211"/>
    </style:style>
    <style:style style:name="T34" style:family="text">
      <style:text-properties officeooo:rsid="000e0f4f"/>
    </style:style>
    <style:style style:name="T35" style:family="text">
      <style:text-properties officeooo:rsid="000f3257"/>
    </style:style>
    <style:style style:name="T36" style:family="text">
      <style:text-properties officeooo:rsid="001087eb"/>
    </style:style>
    <style:style style:name="T37" style:family="text">
      <style:text-properties officeooo:rsid="00164059"/>
    </style:style>
    <style:style style:name="T38" style:family="text">
      <style:text-properties officeooo:rsid="0019b2f5"/>
    </style:style>
    <style:style style:name="T39" style:family="text">
      <style:text-properties officeooo:rsid="001aa573"/>
    </style:style>
    <style:style style:name="T40" style:family="text">
      <style:text-properties officeooo:rsid="001ba6e7"/>
    </style:style>
    <style:style style:name="T41" style:family="text">
      <style:text-properties officeooo:rsid="001ca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For Swagger2</text:span></text:p>
      <text:p text:style-name="P1"><text:span text:style-name="T1"/></text:p>
      <text:p text:style-name="P1"><text:span text:style-name="T1">&lt;dependancy&gt;</text:span></text:p>
      <text:p text:style-name="P1"><text:span text:style-name="T1"><text:tab/>&lt;groupId&gt;io.springfox&lt;/groupid&gt;</text:span></text:p>
      <text:p text:style-name="P1"><text:span text:style-name="T1"><text:tab/>&lt;artifactId&gt;springfox-swagger2&lt;/artifactId&gt;</text:span></text:p>
      <text:p text:style-name="P1"><text:span text:style-name="T1"><text:tab/>&lt;version&gt;2.4.0&lt;/version&gt;</text:span></text:p>
      <text:p text:style-name="P1"><text:span text:style-name="T1">&lt;/dependancy&gt;</text:span></text:p>
      <text:p text:style-name="P1"><text:span text:style-name="T1"/></text:p>
      <text:p text:style-name="P1"><text:span text:style-name="T1">1--&gt; create one class with name SwaggerConfig</text:span></text:p>
      <text:p text:style-name="P1"><text:span text:style-name="T1"><text:tab/>and add annotation @configuration and @EnableSwagger2</text:span></text:p>
      <text:p text:style-name="P1"><text:span text:style-name="T1">2--&gt; create one method with @bean</text:span></text:p>
      <text:p text:style-name="P1"><text:span text:style-name="T1"><text:tab/>and public Docket api(){</text:span></text:p>
      <text:p text:style-name="P1"><text:span text:style-name="T1"><text:tab/><text:tab/>return new Docket(DocumentationType.Swagger_2);</text:span></text:p>
      <text:p text:style-name="P1"><text:span text:style-name="T1"><text:tab/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For </text:span><text:span text:style-name="T29">open Feign</text:span><text:span text:style-name="T2"> server</text:span></text:p>
      <text:p text:style-name="P3"><text:span text:style-name="T30">***it is use for calling rest services without using </text:span><text:span text:style-name="T31">rest-template.</text:span></text:p>
      <text:p text:style-name="P2"><text:span text:style-name="T4">&lt;</text:span><text:span text:style-name="T10">dependency</text:span><text:span text:style-name="T3">&gt;</text:span></text:p>
      <text:p text:style-name="P14"><text:span text:style-name="T11"><text:tab/></text:span><text:span text:style-name="T3"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text:span text:style-name="T11"><text:tab/><text:tab/><text:tab/></text:span></text:p>
      <text:p text:style-name="P14"><text:span text:style-name="T11"><text:tab/></text:span><text:span text:style-name="T3">&lt;</text:span><text:span text:style-name="T10">artifactId</text:span><text:span text:style-name="T3">&gt;</text:span><text:span text:style-name="T11">spring-cloud-starter-openfeign</text:span><text:span text:style-name="T3">&lt;/</text:span><text:span text:style-name="T10">artifactId</text:span><text:span text:style-name="T3">&gt;</text:span></text:p>
      <text:p text:style-name="P13"><text:span text:style-name="T3">&lt;/</text:span><text:span text:style-name="T10">dependency</text:span><text:span text:style-name="T3">&gt;</text:span></text:p>
      <text:p text:style-name="P13"><text:span text:style-name="T3"/></text:p>
      <text:p text:style-name="P13"><text:span text:style-name="T3"/></text:p>
      <text:p text:style-name="P15"><text:span text:style-name="T5">1--&gt; goto the main application class and add annotation</text:span></text:p>
      <text:p text:style-name="P15"><text:span text:style-name="T5"><text:tab/>@EnableFeignClients(“packag name”)</text:span></text:p>
      <text:p text:style-name="P15"><text:span text:style-name="T5"><text:tab/></text:span><text:span text:style-name="T20">@FeignClient</text:span><text:span text:style-name="T13">(name=</text:span><text:span text:style-name="T22">"</text:span><text:span text:style-name="T25">com.cignex</text:span><text:span text:style-name="T22">"</text:span><text:span text:style-name="T13">)</text:span></text:p>
      <text:p text:style-name="P15"><text:span text:style-name="T5"/></text:p>
      <text:p text:style-name="P15"><text:span text:style-name="T5">2--&gt; create one interface with name classnameproxy</text:span></text:p>
      <text:p text:style-name="P15"><text:span text:style-name="T5"><text:tab/>and add annotation @FeignClient(name=””,url=””)</text:span></text:p>
      <text:p text:style-name="P18"><text:span text:style-name="T20"><text:tab/>@FeignClient</text:span><text:span text:style-name="T14">(name=</text:span><text:span text:style-name="T23">"zuul-api-gateway-server-prac" </text:span><text:span text:style-name="T24">url=”localhost:8080”</text:span><text:span text:style-name="T14">)</text:span></text:p>
      <text:p text:style-name="P17"><text:span text:style-name="T5"><text:tab/></text:span><text:span text:style-name="T20">@FeignClient</text:span><text:span text:style-name="T14">(name=</text:span><text:span text:style-name="T23">"zuul-api-gateway-server-prac"</text:span><text:span text:style-name="T14">)</text:span></text:p>
      <text:p text:style-name="P15"><text:span text:style-name="T5">3--&gt; create methods for calling restservice</text:span></text:p>
      <text:p text:style-name="P15"><text:span text:style-name="T5"><text:tab/>ex.</text:span></text:p>
      <text:p text:style-name="P15"><text:span text:style-name="T5"/></text:p>
      <text:p text:style-name="P15"><text:span text:style-name="T18">@GetMapping</text:span><text:span text:style-name="T11">(</text:span><text:span text:style-name="T21">"/currency-exchange-service-prac/currency-exchange/from/{from}/to/{to}"</text:span><text:span text:style-name="T11">)</text:span></text:p>
      <text:p text:style-name="P13"><text:span text:style-name="T26">public</text:span><text:span text:style-name="T11"> CurrencyConversionbean convertCurrency(</text:span><text:span text:style-name="T17">@PathVariable</text:span><text:span text:style-name="T11">(</text:span><text:span text:style-name="T21">"from"</text:span><text:span text:style-name="T11">) String </text:span><text:span text:style-name="T27">from</text:span><text:span text:style-name="T11">, <text:tab/><text:tab/><text:tab/><text:tab/><text:tab/><text:tab/><text:tab/></text:span><text:span text:style-name="T17">@PathVariable</text:span><text:span text:style-name="T11">(</text:span><text:span text:style-name="T21">"to"</text:span><text:span text:style-name="T11">) String </text:span><text:span text:style-name="T27">to</text:span><text:span text:style-name="T11">);</text:span></text:p>
      <text:p text:style-name="P13"><text:span text:style-name="T11"/></text:p>
      <text:p text:style-name="P16"><text:span text:style-name="T12">4--&gt; and then call this method into the controller.</text:span></text:p>
      <text:p text:style-name="P13"><text:span text:style-name="T11"/></text:p>
      <text:p text:style-name="P15"><text:span text:style-name="T5"/></text:p>
      <text:p text:style-name="P2"><text:span text:style-name="T2"/></text:p>
      <text:p text:style-name="P4"><text:span text:style-name="T32">For netflix ribbon cloud</text:span></text:p>
      <text:p text:style-name="P4"><text:span text:style-name="T32"/></text:p>
      <text:p text:style-name="P4"><text:span text:style-name="T32">**** this is use for the load balancing into the server.</text:span></text:p>
      <text:p text:style-name="P4"><text:span text:style-name="T32"/></text:p>
      <text:p text:style-name="P4"><text:span text:style-name="T6">&lt;</text:span><text:span text:style-name="T10">dependency</text:span><text:span text:style-name="T3">&gt;</text:span></text:p>
      <text:p text:style-name="P13"><text:span text:style-name="T3"><text:tab/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/text:p>
      <text:p text:style-name="P13"><text:span text:style-name="T11"><text:tab/></text:span><text:span text:style-name="T3">&lt;</text:span><text:span text:style-name="T10">artifactId</text:span><text:span text:style-name="T3">&gt;</text:span><text:span text:style-name="T11">spring-cloud-starter-netflix-ribbon</text:span><text:span text:style-name="T3">&lt;/</text:span><text:span text:style-name="T10">artifactId</text:span><text:span text:style-name="T3">&gt;</text:span></text:p>
      <text:p text:style-name="P13"><text:span text:style-name="T3">&lt;/</text:span><text:span text:style-name="T10">dependency</text:span><text:span text:style-name="T3">&gt;</text:span></text:p>
      <text:p text:style-name="P4"><text:span text:style-name="T32"/></text:p>
      <text:p text:style-name="P5"><text:soft-page-break/><text:span text:style-name="T33">1---&gt; go to the classnameProxy class and add one more annotation above the interface</text:span></text:p>
      <text:p text:style-name="P5"><text:span text:style-name="T33"><text:tab/>@RibbonClient(name=””)</text:span></text:p>
      <text:p text:style-name="P5"><text:span text:style-name="T33"/></text:p>
      <text:p text:style-name="P5"><text:span text:style-name="T33"><text:tab/>ex.</text:span></text:p>
      <text:p text:style-name="P5"><text:span text:style-name="T33"><text:tab/></text:span><text:span text:style-name="T19">@RibbonClient</text:span><text:span text:style-name="T13">(name=</text:span><text:span text:style-name="T22">"currency-exchange-service-prac"</text:span><text:span text:style-name="T13">)</text:span></text:p>
      <text:p text:style-name="P6"><text:span text:style-name="T34">2--&gt; mainly use for load balancing for one application</text:span></text:p>
      <text:p text:style-name="P6"><text:span text:style-name="T34"><text:tab/>if is there many instances of the one particular application then we have to define</text:span></text:p>
      <text:p text:style-name="P6"><text:span text:style-name="T34"><text:tab/>all them into the application.properties file or application.yml file</text:span></text:p>
      <text:p text:style-name="P6"><text:span text:style-name="T34"/></text:p>
      <text:p text:style-name="P6"><text:span text:style-name="T34"><text:tab/>applicationname.ribbon.listOfServers=write the urls of the instances.</text:span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7"><text:span text:style-name="T35">For Eureka Cloud server</text:span></text:p>
      <text:p text:style-name="P7"><text:span text:style-name="T35"/></text:p>
      <text:p text:style-name="P7"><text:span text:style-name="T7">&lt;</text:span><text:span text:style-name="T10">dependency</text:span><text:span text:style-name="T3">&gt;</text:span></text:p>
      <text:p text:style-name="P13"><text:span text:style-name="T11"><text:tab/></text:span><text:span text:style-name="T3"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/text:p>
      <text:p text:style-name="P13"><text:span text:style-name="T11"><text:tab/></text:span><text:span text:style-name="T3">&lt;</text:span><text:span text:style-name="T10">artifactId</text:span><text:span text:style-name="T3">&gt;</text:span><text:span text:style-name="T11">spring-cloud-starter-netflix-eureka-server</text:span><text:span text:style-name="T3">&lt;/</text:span><text:span text:style-name="T10">artifactId</text:span><text:span text:style-name="T3">&gt;</text:span></text:p>
      <text:p text:style-name="P13"><text:span text:style-name="T3">&lt;/</text:span><text:span text:style-name="T10">dependency</text:span><text:span text:style-name="T3">&gt;</text:span></text:p>
      <text:p text:style-name="P7"><text:span text:style-name="T35"/></text:p>
      <text:p text:style-name="P7"><text:span text:style-name="T35">1--&gt; create on different project for this eureka server</text:span></text:p>
      <text:p text:style-name="P7"><text:span text:style-name="T35">2--&gt; and go to the main application class file and add annotation </text:span></text:p>
      <text:p text:style-name="P7"><text:span text:style-name="T35"><text:tab/>@EnableEurekaServer</text:span></text:p>
      <text:p text:style-name="P7"><text:span text:style-name="T35"/></text:p>
      <text:p text:style-name="P7"><text:span text:style-name="T35">3--&gt; and into the application.property or application.yml add the </text:span></text:p>
      <text:p text:style-name="P7"><text:span text:style-name="T35"/></text:p>
      <text:p text:style-name="P7"><text:span text:style-name="T35"><text:tab/>eureka.client.register-with-eureka=false</text:span></text:p>
      <text:p text:style-name="P7"><text:span text:style-name="T35"><text:tab/>eureka.client.fetch-registery=false</text:span></text:p>
      <text:p text:style-name="P5"><text:span text:style-name="T33"/></text:p>
      <text:p text:style-name="P8"><text:span text:style-name="T36">for registering instance with eureka follow this steps</text:span></text:p>
      <text:p text:style-name="P9"><text:span text:style-name="T37"/></text:p>
      <text:p text:style-name="P9"><text:span text:style-name="T37">→ add </text:span><text:span text:style-name="T38">dependency</text:span><text:span text:style-name="T37"> to the pom.xml of the project which have to registering instance with </text:span></text:p>
      <text:p text:style-name="P9"><text:span text:style-name="T37"><text:tab/>eureka server.</text:span></text:p>
      <text:p text:style-name="P8"><text:span text:style-name="T8">&lt;</text:span><text:span text:style-name="T10">dependency</text:span><text:span text:style-name="T3">&gt;</text:span></text:p>
      <text:p text:style-name="P13"><text:span text:style-name="T11"><text:tab/></text:span><text:span text:style-name="T3"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/text:p>
      <text:p text:style-name="P13"><text:span text:style-name="T11"><text:tab/></text:span><text:span text:style-name="T3">&lt;</text:span><text:span text:style-name="T10">artifactId</text:span><text:span text:style-name="T3">&gt;</text:span><text:span text:style-name="T11">spring-cloud-starter-netflix-eureka-server</text:span><text:span text:style-name="T3">&lt;/</text:span><text:span text:style-name="T10">artifactId</text:span><text:span text:style-name="T3">&gt;</text:span></text:p>
      <text:p text:style-name="P13"><text:span text:style-name="T3">&lt;/</text:span><text:span text:style-name="T10">dependency</text:span><text:span text:style-name="T3">&gt;</text:span></text:p>
      <text:p text:style-name="P13"><text:span text:style-name="T3"/></text:p>
      <text:p text:style-name="P19"><text:span text:style-name="T9">1---&gt; go to the main application class file <text:s/>and add annotation</text:span></text:p>
      <text:p text:style-name="P19"><text:span text:style-name="T9"><text:tab/>@EnableDiscoveryClient</text:span></text:p>
      <text:p text:style-name="P19"><text:span text:style-name="T9">2--&gt; and go to the application.properties file or into the application.yml</text:span></text:p>
      <text:p text:style-name="P19"><text:span text:style-name="T9"><text:tab/>add property</text:span></text:p>
      <text:p text:style-name="P19"><text:span text:style-name="T9"><text:tab/>eureka.client.service-url.default-zone=http://localhost:8761/eurek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38">For Zuul Api GateWay</text:span></text:p>
      <text:p text:style-name="P10"><text:span text:style-name="T38"/></text:p>
      <text:p text:style-name="P10"><text:span text:style-name="T38"/></text:p>
      <text:p text:style-name="P10"><text:span text:style-name="T38">******* this dependancy for eureka client************</text:span></text:p>
      <text:p text:style-name="P10"><text:span text:style-name="T9">&lt;</text:span><text:span text:style-name="T10">dependency</text:span><text:span text:style-name="T3">&gt;</text:span></text:p>
      <text:p text:style-name="P13"><text:span text:style-name="T11"><text:tab/></text:span><text:span text:style-name="T3"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/text:p>
      <text:p text:style-name="P13"><text:span text:style-name="T11"><text:tab/></text:span><text:span text:style-name="T3">&lt;</text:span><text:span text:style-name="T10">artifactId</text:span><text:span text:style-name="T3">&gt;</text:span><text:span text:style-name="T11">spring-cloud-starter-netflix-eureka-client</text:span><text:span text:style-name="T3">&lt;/</text:span><text:span text:style-name="T10">artifactId</text:span><text:span text:style-name="T3">&gt;</text:span></text:p>
      <text:p text:style-name="P19"><text:span text:style-name="T3">&lt;/</text:span><text:span text:style-name="T10">dependency</text:span><text:span text:style-name="T3">&gt;</text:span></text:p>
      <text:p text:style-name="P19"/>
      <text:p text:style-name="P13"><text:span text:style-name="T3">***********</text:span><text:span text:style-name="T9"> this dependancy for the Zuul api server***</text:span></text:p>
      <text:p text:style-name="P13"><text:span text:style-name="T3"/></text:p>
      <text:p text:style-name="P13"><text:span text:style-name="T3">&lt;</text:span><text:span text:style-name="T10">dependency</text:span><text:span text:style-name="T3">&gt;</text:span></text:p>
      <text:p text:style-name="P13"><text:span text:style-name="T11"><text:tab/></text:span><text:span text:style-name="T3">&lt;</text:span><text:span text:style-name="T10">groupId</text:span><text:span text:style-name="T3">&gt;</text:span><text:span text:style-name="T11">org.springframework.cloud</text:span><text:span text:style-name="T3">&lt;/</text:span><text:span text:style-name="T10">groupId</text:span><text:span text:style-name="T3">&gt;</text:span></text:p>
      <text:p text:style-name="P13"><text:span text:style-name="T11"><text:tab/></text:span><text:span text:style-name="T3">&lt;</text:span><text:span text:style-name="T10">artifactId</text:span><text:span text:style-name="T3">&gt;</text:span><text:span text:style-name="T11">spring-cloud-starter-netflix-zuul</text:span><text:span text:style-name="T3">&lt;/</text:span><text:span text:style-name="T10">artifactId</text:span><text:span text:style-name="T3">&gt;</text:span></text:p>
      <text:p text:style-name="P13"><text:span text:style-name="T3">&lt;/</text:span><text:span text:style-name="T10">dependency</text:span><text:span text:style-name="T3">&gt;</text:span></text:p>
      <text:p text:style-name="P10"><text:span text:style-name="T38"/></text:p>
      <text:p text:style-name="P10"><text:span text:style-name="T38"/></text:p>
      <text:p text:style-name="P11"><text:span text:style-name="T39">1--&gt; go to the main application and add annotation </text:span></text:p>
      <text:p text:style-name="P11"><text:span text:style-name="T39"><text:tab/>@EnableZuulProxy</text:span></text:p>
      <text:p text:style-name="P11"><text:span text:style-name="T39"><text:tab/><text:tab/>and @EnableDiscoveryClient for registering in to the eureka server</text:span></text:p>
      <text:p text:style-name="P12"><text:span text:style-name="T40">2--&gt; for zuul logging create one class and extends zuulfilter and implements all methods</text:span></text:p>
      <text:p text:style-name="P12"><text:span text:style-name="T40"/></text:p>
      <text:p text:style-name="P12"><text:span text:style-name="T40">3--&gt; </text:span><text:span text:style-name="T41">Do filterType return “pre”</text:span><text:span text:style-name="T38"> </text:span><text:span text:style-name="T41">and </text:span></text:p>
      <text:p text:style-name="P12"><text:span text:style-name="T41"><text:tab/>into the <text:s/>run method <text:s/>define</text:span></text:p>
      <text:p text:style-name="P12"><text:span text:style-name="T41"/></text:p>
      <text:p text:style-name="P12"><text:span text:style-name="T41"><text:tab/><text:tab/></text:span><text:span text:style-name="T15">HttpServletRequest </text:span><text:span text:style-name="T28">request</text:span><text:span text:style-name="T13"> = RequestContext.</text:span><text:span text:style-name="T16">getCurrentContext</text:span><text:span text:style-name="T13">().getRequest();</text:span></text:p>
      <text:p text:style-name="P12"><text:span text:style-name="T41"/></text:p>
      <text:p text:style-name="P12"><text:span text:style-name="T41"/></text:p>
      <text:p text:style-name="P12"><text:span text:style-name="T41"/></text:p>
      <text:p text:style-name="P10"><text:span text:style-name="T38"/></text:p>
      <text:p text:style-name="P5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28:40.54</meta:creation-date>
    <meta:generator>LibreOffice/4.0.4.2$Windows_x86 LibreOffice_project/9e9821abd0ffdbc09cd8c52eaa574fa09eb08f2</meta:generator>
    <dc:date>2019-01-30T17:54:27.36</dc:date>
    <meta:editing-duration>PT6H11M20S</meta:editing-duration>
    <meta:editing-cycles>23</meta:editing-cycles>
    <meta:document-statistic meta:table-count="0" meta:image-count="0" meta:object-count="0" meta:page-count="3" meta:paragraph-count="85" meta:word-count="364" meta:character-count="3600" meta:non-whitespace-character-count="3274"/>
  </office:meta>
</office:document-meta>
</file>